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Title">
      <style:text-properties fo:font-weight="bold" officeooo:rsid="001f4e9b" officeooo:paragraph-rsid="001f4e9b" fo:background-color="transparent" style:font-weight-asian="bold" style:font-weight-complex="bold"/>
    </style:style>
    <style:style style:name="P2" style:family="paragraph" style:parent-style-name="Subtitle">
      <style:text-properties officeooo:rsid="001f4e9b" officeooo:paragraph-rsid="002a4063"/>
    </style:style>
    <style:style style:name="P3" style:family="paragraph" style:parent-style-name="Subtitle">
      <style:text-properties officeooo:rsid="001f4e9b" officeooo:paragraph-rsid="0022bccb"/>
    </style:style>
    <style:style style:name="P4" style:family="paragraph" style:parent-style-name="Subtitle">
      <style:text-properties officeooo:rsid="001f4e9b" officeooo:paragraph-rsid="001f4e9b"/>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body">
      <style:text-properties officeooo:rsid="0022bccb" officeooo:paragraph-rsid="0022bccb"/>
    </style:style>
    <style:style style:name="P7" style:family="paragraph" style:parent-style-name="Text_20_body">
      <style:text-properties officeooo:rsid="002ca71b" officeooo:paragraph-rsid="002ca71b"/>
    </style:style>
    <style:style style:name="P8" style:family="paragraph" style:parent-style-name="Text_20_body">
      <style:text-properties officeooo:paragraph-rsid="001f4e9b" fo:background-color="#fff200"/>
    </style:style>
    <style:style style:name="P9" style:family="paragraph" style:parent-style-name="Heading_20_2">
      <style:text-properties fo:background-color="#fff200"/>
    </style:style>
    <style:style style:name="T1" style:family="text">
      <style:text-properties officeooo:rsid="0022bccb"/>
    </style:style>
    <style:style style:name="T2" style:family="text">
      <style:text-properties officeooo:rsid="002a4063"/>
    </style:style>
    <style:style style:name="T3" style:family="text">
      <style:text-properties officeooo:rsid="0024814e"/>
    </style:style>
    <style:style style:name="T4" style:family="text">
      <style:text-properties officeooo:rsid="00294dfa"/>
    </style:style>
    <style:style style:name="T5" style:family="text">
      <style:text-properties officeooo:rsid="002ca71b"/>
    </style:style>
    <style:style style:name="T6" style:family="text">
      <style:text-properties officeooo:rsid="002de119"/>
    </style:style>
    <style:style style:name="T7" style:family="text">
      <style:text-properties officeooo:rsid="001f4e9b"/>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reference-mark-start text:name="Aufgabe"/><text:span text:style-name="T1">Juniora</text:span>ufgabe 1: <text:span text:style-name="T1">Quadratisch, praktisch, grün</text:span><text:reference-mark-end text:name="Aufgabe"/></text:p>
      <text:p text:style-name="P2">Team-ID: <text:reference-mark-start text:name="TeamId"/><text:span text:style-name="T2">00079</text:span><text:reference-mark-end text:name="TeamId"/></text:p>
      <text:p text:style-name="P3">Team: <text:span text:style-name="T1">Constantin Reinhold</text:span></text:p>
      <text:p text:style-name="P4">Bearbeiter/-innen dieser Aufgabe:<text:line-break/><text:span text:style-name="T1">Constantin Reinhold</text:span></text:p>
      <text:p text:style-name="P4"><text:date style:data-style-name="N46" text:date-value="2024-09-05T09:29:42.040999853" text:fixed="true">5. September 2024</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5"><text:a xlink:type="simple" xlink:href="#__RefHeading___Toc2236_4178761632" text:style-name="Index_20_Link" text:visited-style-name="Index_20_Link">Beispiele<text:tab/>2</text:a></text:p>
          <text:p text:style-name="P5"><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6">Das Grundstück soll in möglichst quadratische <text:span text:style-name="T3">Felder</text:span> aufgeteilt werden, das heißt die Differenz zwischen <text:span text:style-name="T3">den Höhe und der Breite eines Feldes sollte möglichst gering sein. </text:span><text:span text:style-name="T4">Außerdem nimmt die Lösungidee an, dass alle Felder gleich groß sein müssen </text:span><text:span text:style-name="T5">und es bevorzugt wird, dass möglichst so viele Felder wie Interessenten entstehen. Die Differenz zwischen der Anzahl an Feldern und Anzahl an Interessenten möglichst gering ist.</text:span></text:p>
      <text:p text:style-name="P7">Die Lösungsidee basiert auf der mathematischen Idee, dass jede Zahl die keine Primzahl ist in eine Multiplikationsaufgabe zerlegt werden kann. <text:span text:style-name="T6">Sollte die Zahl eine Primzahl sein addieren wir 1 und nutzen die </text:span><text:a xlink:type="simple" xlink:href="https://de.wikipedia.org/wiki/Primzahllücke" text:style-name="Internet_20_link" text:visited-style-name="Visited_20_Internet_20_Link"><text:span text:style-name="T6">Primzahllücke</text:span></text:a><text:span text:style-name="T6"> die besagt, dass die Differenz zweier aufeinanderfolgender Primzahlen mindestens 2 ist. Wir können somit ausschließen, dass wir erneut eine Primzahl erhalten. Die einzige Ausnahme sind die Primzahlen 2 und 3. Dies ist kein Problem, denn wenn die Anzahl an Interessenten kleiner als 10 ist können wir sowieso nicht 1 addieren, da wir höchstens 10% mehr Felder als Interessenten haben dürfen und x &lt; 10, x + 1 &gt; x * 1,1. Im Fall, dass die Anzahl der Interessenten kleiner als 10 und eine Primzahl ist, ist die beste Aufteilung immer die Anzahl der Interessenten x 1 wobei jedes Feld die längere Seite (Höhe oder Breite) geteilt durch die Anzahl der Interessenten x die kürzere Seite entspricht. Jetzt wo wir sicher sind, dass wir unsere Anzahl an Feldern in die wir aufteilen wollen keine Primzahl ist können wir die optimale Aufteilung berechnen. Wir berechnen die optimale Anzahl an horizontalen Aufteilungen mit der Wurzel aus der Breite mal der Anzahl der Interessenten geteilt durch die Höhe.</text:span></text:p>
      <text:p text:style-name="P8"><text:soft-page-break/>Die Idee der Lösung sollte hieraus vollkommen ersichtlich werden, ohne dass auf die eigentliche Implementierung Bezug genommen wird.</text:p>
      <text:p text:style-name="P9">Unterüberschriften</text:p>
      <text:p text:style-name="P8">Wenn nötig, füge sinnvoll formatierte Unterpunkte ein, indem du die Formatvorlage „Überschrift 2“ (oder „Heading 2“) anwendest. Vergiss nicht, das Inhaltsverzeichnis anschließend wieder mittels Rechtsklick zu aktualisieren.</text:p>
      <text:h text:style-name="Heading_20_1" text:outline-level="1"><text:bookmark-start text:name="__RefHeading___Toc2234_4178761632"/>Umsetzung<text:bookmark-end text:name="__RefHeading___Toc2234_4178761632"/></text:h>
      <text:p text:style-name="P8">Hier wird kurz erläutert, wie die Lösungsidee im Programm tatsächlich umgesetzt wurde. Hier können auch Implementierungsdetails erwähnt werden.</text:p>
      <text:h text:style-name="Heading_20_1" text:outline-level="1"><text:bookmark-start text:name="__RefHeading___Toc2236_4178761632"/>Beispiele<text:bookmark-end text:name="__RefHeading___Toc2236_4178761632"/></text:h>
      <text:p text:style-name="P8">Genügend Beispiele einbinden! Die Beispiele von de<text:span text:style-name="T7">n</text:span> B<text:span text:style-name="T7">WINF</text:span>-Webseite<text:span text:style-name="T7">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8">Unwichtige Teile des Programms sollen hier nicht abgedruckt werden. Dieser Teil sollte nicht mehr als 2–3 Seiten umfassen, maximal 10.</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Junioraufgabe 1: Quadratisch, praktisch, grün</text:reference-ref><text:tab/><text:tab/><text:span text:style-name="MT1">Team-ID: </text:span><text:span text:style-name="MT1"><text:reference-ref text:reference-format="text" text:ref-name="TeamId">00079</text:reference-ref></text:span></text:p>
      </style:header>
      <style:header-first>
        <text:p text:style-name="Header"/>
      </style:header-first>
      <style:footer>
        <text:p text:style-name="Footer"><text:tab/><text:page-number text:select-page="current">2</text:page-number>/<text:page-count>2</text:page-count></text:p>
      </style:footer>
      <style:footer-first>
        <text:p text:style-name="Footer"><text:tab/><text:page-number text:select-page="current">1</text:page-number>/<text:page-count>2</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5T09:29:42.801000000</meta:creation-date>
    <meta:editing-duration>PT22M4S</meta:editing-duration>
    <meta:editing-cycles>4</meta:editing-cycles>
    <meta:generator>LibreOffice/24.8.0.3$Windows_X86_64 LibreOffice_project/0bdf1299c94fe897b119f97f3c613e9dca6be583</meta:generator>
    <dc:date>2024-09-09T19:48:46.072000000</dc:date>
    <meta:document-statistic meta:table-count="0" meta:image-count="0" meta:object-count="0" meta:page-count="2" meta:paragraph-count="25" meta:word-count="417" meta:character-count="2860" meta:non-whitespace-character-count="2465"/>
  </office:meta>
</office:document-meta>
</file>